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533959DDC29670D7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734cm, 5.973cm, 37.223cm, 6.084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1.599cm" svg:height="11.75cm" svg:x="0.401cm" svg:y="0.3cm">
          <draw:image xlink:href="Pictures/1000000000000BD000000FC0533959DDC29670D7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15T16:43:45.206120290</dc:date>
    <meta:editing-duration>PT2M35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